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6pt" style:font-size-asian="16pt" style:font-size-complex="16pt"/>
    </style:style>
    <style:style style:name="P5" style:family="paragraph" style:parent-style-name="Standard">
      <style:paragraph-properties fo:line-height="200%" fo:text-align="center" style:justify-single-word="false"/>
      <style:text-properties fo:font-size="16pt" officeooo:rsid="00095921" officeooo:paragraph-rsid="00095921" style:font-size-asian="16pt" style:font-size-complex="16pt"/>
    </style:style>
    <style:style style:name="P6" style:family="paragraph" style:parent-style-name="Standard">
      <style:paragraph-properties fo:line-height="200%" fo:text-align="center" style:justify-single-word="false"/>
      <style:text-properties fo:font-size="16pt" officeooo:rsid="004afc30" officeooo:paragraph-rsid="004afc30" style:font-size-asian="16pt" style:font-size-complex="16pt"/>
    </style:style>
    <style:style style:name="P7" style:family="paragraph" style:parent-style-name="Standard">
      <style:paragraph-properties fo:line-height="200%" fo:text-align="center" style:justify-single-word="false"/>
      <style:text-properties officeooo:rsid="0037cb62" officeooo:paragraph-rsid="0037cb62"/>
    </style:style>
    <style:style style:name="P8" style:family="paragraph" style:parent-style-name="Standard">
      <style:paragraph-properties fo:margin-top="0.0693in" fo:margin-bottom="0.0693in" style:contextual-spacing="false" fo:line-height="200%" fo:orphans="2" fo:widows="2" fo:break-before="page">
        <style:tab-stops>
          <style:tab-stop style:position="0.5in"/>
        </style:tab-stops>
      </style:paragraph-properties>
      <style:text-properties style:text-underline-style="solid" style:text-underline-width="auto" style:text-underline-color="font-color" fo:font-weight="bold" officeooo:rsid="004afc30" officeooo:paragraph-rsid="004afc30" style:font-name-asian="Times New Roman1" style:language-asian="ko" style:country-asian="KR" style:font-weight-asian="bold" style:font-name-complex="Times New Roman1" style:language-complex="ar" style:country-complex="SA" style:font-weight-complex="bold"/>
    </style:style>
    <style:style style:name="P9"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officeooo:rsid="0046c224" officeooo:paragraph-rsid="004afc30" style:font-name-asian="Times New Roman1" style:font-size-asian="12pt" style:language-asian="ko" style:country-asian="KR" style:font-name-complex="Times New Roman1" style:font-size-complex="12pt" style:language-complex="ar" style:country-complex="SA"/>
    </style:style>
    <style:style style:name="P10"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style:text-underline-style="solid" style:text-underline-width="auto" style:text-underline-color="font-color" fo:font-weight="bold" officeooo:rsid="004afc30" officeooo:paragraph-rsid="004afc30" style:font-name-asian="Times New Roman1" style:font-size-asian="12pt" style:language-asian="ko" style:country-asian="KR" style:font-weight-asian="bold" style:font-name-complex="Times New Roman1" style:font-size-complex="12pt" style:language-complex="ar" style:country-complex="SA" style:font-weight-complex="bold"/>
    </style:style>
    <style:style style:name="P11"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style:text-underline-style="solid" style:text-underline-width="auto" style:text-underline-color="font-color" fo:font-weight="bold" officeooo:rsid="0046c224" officeooo:paragraph-rsid="004afc30" style:font-name-asian="Times New Roman1" style:font-size-asian="12pt" style:language-asian="ko" style:country-asian="KR" style:font-weight-asian="bold" style:font-name-complex="Times New Roman1" style:font-size-complex="12pt" style:language-complex="ar" style:country-complex="SA" style:font-weight-complex="bold"/>
    </style:style>
    <style:style style:name="P12"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rsid="0046c224" officeooo:paragraph-rsid="004afc30" style:font-name-asian="Times New Roman1" style:language-asian="ko" style:country-asian="KR" style:font-name-complex="Times New Roman1" style:language-complex="ar" style:country-complex="SA"/>
    </style:style>
    <style:style style:name="P13"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none" fo:font-weight="normal" officeooo:rsid="0046c224" officeooo:paragraph-rsid="0046c224" style:font-name-asian="Times New Roman1" style:language-asian="ko" style:country-asian="KR" style:font-weight-asian="normal" style:font-name-complex="Times New Roman1" style:language-complex="ar" style:country-complex="SA" style:font-weight-complex="normal"/>
    </style:style>
    <style:style style:name="P14"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none" fo:font-weight="normal" officeooo:rsid="0046c224" officeooo:paragraph-rsid="004afc30" style:font-name-asian="Times New Roman1" style:language-asian="ko" style:country-asian="KR" style:font-weight-asian="normal" style:font-name-complex="Times New Roman1" style:language-complex="ar" style:country-complex="SA" style:font-weight-complex="normal"/>
    </style:style>
    <style:style style:name="P15" style:family="paragraph" style:parent-style-name="Standard" style:master-page-name="Standard">
      <style:paragraph-properties fo:line-height="200%" fo:text-align="center" style:justify-single-word="false" style:page-number="auto"/>
    </style:style>
    <style:style style:name="P16"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officeooo:rsid="0046c224" officeooo:paragraph-rsid="004afc30" style:font-name-asian="Times New Roman1" style:font-size-asian="12pt" style:language-asian="ko" style:country-asian="KR" style:font-name-complex="Times New Roman1" style:font-size-complex="12pt" style:language-complex="ar" style:country-complex="SA"/>
    </style:style>
    <style:style style:name="P17" style:family="paragraph" style:parent-style-name="Standard" style:list-style-name="L1">
      <style:paragraph-properties fo:margin-top="0.0693in" fo:margin-bottom="0.0693in" style:contextual-spacing="false" fo:line-height="200%" fo:orphans="2" fo:widows="2">
        <style:tab-stops>
          <style:tab-stop style:position="0.5in"/>
        </style:tab-stops>
      </style:paragraph-properties>
      <style:text-properties fo:font-size="12pt" style:text-underline-style="none" fo:font-weight="normal" officeooo:rsid="004afc30" officeooo:paragraph-rsid="0049162c"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P18"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style:text-underline-style="none" fo:font-weight="normal" officeooo:rsid="004afc30" officeooo:paragraph-rsid="004afc30"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P19" style:family="paragraph" style:parent-style-name="Standard" style:list-style-name="L4">
      <style:paragraph-properties fo:margin-top="0.0693in" fo:margin-bottom="0.0693in" style:contextual-spacing="false" fo:line-height="200%" fo:orphans="2" fo:widows="2">
        <style:tab-stops>
          <style:tab-stop style:position="0.5in"/>
        </style:tab-stops>
      </style:paragraph-properties>
      <style:text-properties fo:font-size="12pt" style:text-underline-style="none" fo:font-weight="normal" officeooo:rsid="004afc30" officeooo:paragraph-rsid="004afc30"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P20" style:family="paragraph" style:parent-style-name="Standard" style:list-style-name="L6">
      <style:paragraph-properties fo:margin-top="0.0693in" fo:margin-bottom="0.0693in" style:contextual-spacing="false" fo:line-height="200%" fo:orphans="2" fo:widows="2">
        <style:tab-stops>
          <style:tab-stop style:position="0.5in"/>
        </style:tab-stops>
      </style:paragraph-properties>
      <style:text-properties fo:font-size="12pt" style:text-underline-style="none" fo:font-weight="normal" officeooo:rsid="004afc30" officeooo:paragraph-rsid="004afc30"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P21" style:family="paragraph" style:parent-style-name="Standard" style:list-style-name="L2">
      <style:paragraph-properties fo:margin-top="0.0693in" fo:margin-bottom="0.0693in" style:contextual-spacing="false" fo:line-height="200%" fo:orphans="2" fo:widows="2">
        <style:tab-stops>
          <style:tab-stop style:position="0.5in"/>
        </style:tab-stops>
      </style:paragraph-properties>
      <style:text-properties fo:font-size="12pt" style:text-underline-style="solid" style:text-underline-width="auto" style:text-underline-color="font-color" fo:font-weight="normal" officeooo:rsid="004afc30" officeooo:paragraph-rsid="004afc30"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P22" style:family="paragraph" style:parent-style-name="Standard" style:list-style-name="L3">
      <style:paragraph-properties fo:margin-top="0.0693in" fo:margin-bottom="0.0693in" style:contextual-spacing="false" fo:line-height="200%" fo:orphans="2" fo:widows="2">
        <style:tab-stops>
          <style:tab-stop style:position="0.5in"/>
        </style:tab-stops>
      </style:paragraph-properties>
      <style:text-properties officeooo:paragraph-rsid="004afc30"/>
    </style:style>
    <style:style style:name="P23" style:family="paragraph" style:parent-style-name="Standard" style:list-style-name="L5">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normal" officeooo:rsid="0046c224" officeooo:paragraph-rsid="004afc30" style:font-name-asian="Times New Roman1" style:language-asian="ko" style:country-asian="KR" style:font-weight-asian="normal" style:font-name-complex="Times New Roman1" style:language-complex="ar" style:country-complex="SA" style:font-weight-complex="normal"/>
    </style:style>
    <style:style style:name="P24" style:family="paragraph" style:parent-style-name="Standard">
      <style:paragraph-properties fo:line-height="200%" fo:text-align="center" style:justify-single-word="false"/>
      <style:text-properties fo:font-size="16pt" officeooo:paragraph-rsid="004bafff" style:font-size-asian="16pt" style:font-size-complex="16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officeooo:rsid="004afc30" style:font-size-asian="12pt" style:font-size-complex="12pt"/>
    </style:style>
    <style:style style:name="T4" style:family="text">
      <style:text-properties fo:font-size="12pt" officeooo:rsid="000fa6ca" style:font-size-asian="12pt" style:font-size-complex="12pt"/>
    </style:style>
    <style:style style:name="T5" style:family="text">
      <style:text-properties fo:font-size="12pt" style:text-underline-style="solid" style:text-underline-width="auto" style:text-underline-color="font-color" fo:font-weight="normal" officeooo:rsid="004afc30"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T6" style:family="text">
      <style:text-properties fo:font-size="12pt" style:text-underline-style="none" fo:font-weight="normal" officeooo:rsid="004afc30"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T7" style:family="text">
      <style:text-properties fo:font-size="12pt" style:text-underline-style="none" officeooo:rsid="004afc30" style:font-size-asian="12pt" style:font-size-complex="12pt"/>
    </style:style>
    <style:style style:name="T8" style:family="text">
      <style:text-properties officeooo:rsid="0046c224"/>
    </style:style>
    <style:style style:name="T9" style:family="text">
      <style:text-properties officeooo:rsid="004afc30"/>
    </style:style>
    <style:style style:name="T10" style:family="text">
      <style:text-properties officeooo:rsid="004bafff"/>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4">Kennesaw State University</text:p>
      <text:p text:style-name="P3"/>
      <text:p text:style-name="P4">Department of Computer Science</text:p>
      <text:p text:style-name="P3"/>
      <text:p text:style-name="P24"><text:span text:style-name="T8">CS4850</text:span> <text:span text:style-name="T10">Senior Project</text:span></text:p>
      <text:p text:style-name="P7"/>
      <text:p text:style-name="P6">Week 1 Deliverable</text:p>
      <text:p text:style-name="P2"/>
      <text:p text:style-name="P4">Michael Hug</text:p>
      <text:p text:style-name="P3"/>
      <text:p text:style-name="P3"><text:a xlink:type="simple" xlink:href="mailto:hmichae4@students.kennesaw.edu"><text:span text:style-name="Internet_20_link"><text:span text:style-name="T1">hmichae4@students.kennesaw.edu</text:span></text:span></text:a></text:p>
      <text:p text:style-name="P3"/>
      <text:p text:style-name="P5"><text:span text:style-name="T8">25</text:span> <text:span text:style-name="T8">August </text:span>201<text:span text:style-name="T8">4</text:span></text:p>
      <text:p text:style-name="P8">Tasks to be covered in this report</text:p>
      <text:p text:style-name="P9">1)<text:span text:style-name="T9"> The list of persons in your team</text:span></text:p>
      <text:p text:style-name="P12"><text:span text:style-name="T2">2) </text:span><text:span text:style-name="T3">The title and short description of your project. Include the Project Proposal (Template) Form</text:span></text:p>
      <text:p text:style-name="P9">3) List of one or more goals of the project</text:p>
      <text:p text:style-name="P10">The list of persons in your team</text:p>
      <text:list xml:id="list3192342776870363078" text:style-name="L1">
        <text:list-item>
          <text:p text:style-name="P17">Michael Hug</text:p>
        </text:list-item>
      </text:list>
      <text:p text:style-name="P10">The title and short description of your project. Include the Project Proposal (Template) Form</text:p>
      <text:p text:style-name="P13"><text:span text:style-name="T2"><text:tab/></text:span><text:span text:style-name="T3">Two projects are proposed.</text:span></text:p>
      <text:list xml:id="list632993861346964951" text:style-name="L2">
        <text:list-item>
          <text:p text:style-name="P21">Is it going to rain</text:p>
        </text:list-item>
      </text:list>
      <text:p text:style-name="P14"><text:span text:style-name="T3"><text:tab/>A web app that simply detects the user location and returns information about if it is going to rain today. Additionally, the mobile app will have an option for alerts </text:span><text:span text:style-name="T4">from </text:span><text:span text:style-name="T3">phone. A project proposal form is attached.</text:span></text:p>
      <text:list xml:id="list174551543863240" text:continue-numbering="true" text:style-name="L2">
        <text:list-item>
          <text:p text:style-name="P21">Automatic Alarm Clock</text:p>
        </text:list-item>
      </text:list>
      <text:p text:style-name="P18"><text:tab/>App to automatically set a phone's alarm clock. Alarm activates based on phone's current location, and the location of the first appointment in user's calender. Add traffic condition considerations if possible. <text:s/>A project proposal form is attached.</text:p>
      <text:p text:style-name="P11">List of one or more goals of the project</text:p>
      <text:list xml:id="list551413159709289204" text:style-name="L3">
        <text:list-item>
          <text:p text:style-name="P22"><text:span text:style-name="T5">Is it going to rain</text:span><text:span text:style-name="T6"> goals</text:span></text:p>
        </text:list-item>
      </text:list>
      <text:list xml:id="list947038049568447710" text:style-name="L4">
        <text:list-item>
          <text:p text:style-name="P19"><text:soft-page-break/>Interact with an API that give accurate predictions of the weather.</text:p>
        </text:list-item>
        <text:list-item>
          <text:p text:style-name="P19">Attain the user's location.</text:p>
        </text:list-item>
        <text:list-item>
          <text:p text:style-name="P19">Provide a minimalist view for users who do not want superfluous information like moon rise and smog index. Provide information about if it is going to rain, when it will rain, and no other information.</text:p>
        </text:list-item>
      </text:list>
      <text:list xml:id="list8816979279605608489" text:style-name="L5">
        <text:list-item>
          <text:p text:style-name="P23"><text:span text:style-name="T3">Automatic Alarm Clock</text:span><text:span text:style-name="T7"> goals</text:span></text:p>
        </text:list-item>
      </text:list>
      <text:list xml:id="list8803246057676931732" text:style-name="L6">
        <text:list-item>
          <text:p text:style-name="P20">Interact with the mobile device's location.</text:p>
        </text:list-item>
        <text:list-item>
          <text:p text:style-name="P20">Interact with mobile device's calender.</text:p>
        </text:list-item>
        <text:list-item>
          <text:p text:style-name="P20">Sound alarm with enough time for the user to get ready and drive to the location of the first calender appointment. </text:p>
        </text:list-item>
        <text:list-item>
          <text:p text:style-name="P20">(bonus) Add predictions for traffi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vertical-align="baseline" style:writing-mode="lr-tb">
        <style:tab-stops/>
      </style:paragraph-properties>
      <style:text-properties fo:color="#00000a" style:font-name="Times New Roman" fo:font-family="'Times New Roman'" style:font-family-generic="roman" style:font-pitch="variable" fo:font-size="12pt" fo:language="en" fo:country="US"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style:style>
    <style:style style:name="apple-converted-space" style:family="text" style:parent-style-name="Default_20_Paragraph_20_Fon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57"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Mpm1">
      <style:footer>
        <text:p text:style-name="MP1">Hug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2:07:00</meta:creation-date>
    <meta:initial-creator>michael</meta:initial-creator>
    <dc:date>2014-08-25T17:45:50.075773309</dc:date>
    <meta:editing-cycles>34</meta:editing-cycles>
    <meta:editing-duration>P3DT6H58M3S</meta:editing-duration>
    <meta:generator>LibreOffice/4.2.5.2$Linux_X86_64 LibreOffice_project/420m0$Build-2</meta:generator>
    <meta:document-statistic meta:table-count="0" meta:image-count="0" meta:object-count="0" meta:page-count="3" meta:paragraph-count="30" meta:word-count="291" meta:character-count="1677" meta:non-whitespace-character-count="1423"/>
    <meta:template xlink:type="simple" xlink:actuate="onRequest" xlink:title="Normal" xlink:href=""/>
  </office:meta>
</office:document-meta>
</file>